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Scala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Srikrishna Sadul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1.8cm" presentation:class="title" presentation:user-transformed="true">
          <draw:text-box>
            <text:p>setup</text:p>
          </draw:text-box>
        </draw:frame>
        <draw:frame presentation:style-name="pr5" draw:layer="layout" svg:width="25.199cm" svg:height="12.179cm" svg:x="1.8cm" svg:y="4.8cm" presentation:class="outline" presentation:user-transformed="true">
          <draw:text-box>
            <text:list text:style-name="L2">
              <text:list-item>
                <text:p>Install Scala</text:p>
              </text:list-item>
              <text:list-item>
                <text:p>Make sure that the scala/bin directory is on the PATH.</text:p>
              </text:list-item>
              <text:list-item>
                <text:p>Open a command shell in your operating system.</text:p>
              </text:list-item>
              <text:list-item>
                <text:p>Type scala followed by the Enter key</text:p>
              </text:list-item>
              <text:list-item>
                <text:p>scala&gt; 8 * 5 + 2</text:p>
              </text:list-item>
              <text:list-item>
                <text:p>res0: Int = 42</text:p>
              </text:list-item>
              <text:list-item>
                <text:p>scala&gt; 0.5 * res0</text:p>
              </text:list-item>
              <text:list-item>
                <text:p>res1: Double = 21.0</text:p>
              </text:list-item>
              <text:list-item>
                <text:p>scala&gt; "Hello, " + res0</text:p>
              </text:list-item>
              <text:list-item>
                <text:p>res2: java.lang.String = Hello, 42</text:p>
              </text:list-item>
              <text:list-item>
                <text:p>ToCharArray, toLowerCase, toString, toUpperCase</text:p>
              </text:list-item>
              <text:list-item>
                <text:p>res2.toUpperCase</text:p>
              </text:list-item>
              <text:list-item>
                <text:p>REPL (read, evaluate, print loop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ala&gt; val answer = 8 * 5 + 2</text:p>
              </text:list-item>
              <text:list-item>
                <text:p>var counter = 0</text:p>
              </text:list-item>
              <text:list-item>
                <text:p>counter = 1 // OK, can change a var</text:p>
              </text:list-item>
              <text:list-item>
                <text:p>1.toString() // Yields the string "1"</text:p>
              </text:list-item>
              <text:list-item>
                <text:p>1.to(10) // Yields Range(1, 2, 3, 4, 5, 6, 7, 8, 9, 10)</text:p>
              </text:list-item>
              <text:list-item>
                <text:p>a method b -&gt; a.method(b)</text:p>
              </text:list-item>
              <text:list-item>
                <text:p>sqrt(2) // Yields 1.4142135623730951</text:p>
              </text:list-item>
              <text:list-item>
                <text:p>pow(2, 4) // Yields 16.0</text:p>
              </text:list-item>
              <text:list-item>
                <text:p>min(3, Pi) // Yields 3.0</text:p>
              </text:list-item>
              <text:list-item>
                <text:p>def apply(n: Int): Char</text:p>
              </text:list-item>
              <text:list-item>
                <text:p>"Hello".apply(4)</text:p>
              </text:list-item>
              <text:list-item>
                <text:p>BigInt("1234567890"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ditions, blocks have a value</text:p>
              </text:list-item>
              <text:list-item>
                <text:p>val s = if (x &gt; 0) 1 else -1 OR if (x &gt; 0) s = 1 else s = -1</text:p>
              </text:list-item>
              <text:list-item>
                <text:p>val distance = { val dx = x - x0; val dy = y - y0; sqrt(dx * dx + dy * dy) }</text:p>
              </text:list-item>
              <text:list-item>
                <text:p>val name = readLine("Your name: ")</text:p>
              </text:list-item>
              <text:list-item>
                <text:p>print("Your age: ")</text:p>
              </text:list-item>
              <text:list-item>
                <text:p>val age = readInt()</text:p>
              </text:list-item>
              <text:list-item>
                <text:p>printf("Hello, %s! Next year, you will be %d.\n", name, age + 1)</text:p>
              </text:list-item>
              <text:list-item>
                <text:p>while (n &gt; 0) { r = r * n; n -= 1}</text:p>
              </text:list-item>
              <text:list-item>
                <text:p>for (i &lt;- expr)</text:p>
              </text:list-item>
              <text:list-item>
                <text:p>val s = "Hello"</text:p>
              </text:list-item>
              <text:list-item>
                <text:p>var sum = 0</text:p>
              </text:list-item>
              <text:list-item>
                <text:p>for (i &lt;- 0 until s.length) // Last value for i is s.length - 1</text:p>
              </text:list-item>
              <text:list-item>
                <text:p>sum += s(i)</text:p>
              </text:list-item>
              <text:list-item>
                <text:p/>
              </text:list-item>
              <text:list-item>
                <text:p>import scala.util.control.Breaks._</text:p>
              </text:list-item>
              <text:list-item>
                <text:p>breakable {</text:p>
              </text:list-item>
              <text:list-item>
                <text:p>for (...) {</text:p>
              </text:list-item>
              <text:list-item>
                <text:p>if (...) break; // Exits the breakable block</text:p>
              </text:list-item>
              <text:list-item>
                <text:p>...</text:p>
              </text:list-item>
              <text:list-item>
                <text:p>}</text:p>
              </text:list-item>
              <text:list-item>
                <text:p>}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(i &lt;- 1 to 3; j &lt;- 1 to 3) print((10 * i + j) + " ")</text:p>
              </text:list-item>
              <text:list-item>
                <text:p>// Prints 11 12 13 21 22 23 31 32 33</text:p>
              </text:list-item>
              <text:list-item>
                <text:p>for (i &lt;- 1 to 3; j &lt;- 1 to 3 if i != j) print((10 * i + j) + " ")</text:p>
              </text:list-item>
              <text:list-item>
                <text:p>// Prints 12 13 21 23 31 32</text:p>
              </text:list-item>
              <text:list-item>
                <text:p>for (i &lt;- 1 to 3; from = 4 - i; j &lt;- from to 3) print((10 * i + j) + " ")</text:p>
              </text:list-item>
              <text:list-item>
                <text:p>// Prints 13 22 23 31 32 33</text:p>
              </text:list-item>
              <text:list-item>
                <text:p>for (i &lt;- 1 to 10) yield i % 3</text:p>
              </text:list-item>
              <text:list-item>
                <text:p>// Yields Vector(1, 2, 0, 1, 2, 0, 1, 2, 0, 1)</text:p>
              </text:list-item>
              <text:list-item>
                <text:p>This type of loop is called a for comprehension</text:p>
              </text:list-item>
              <text:list-item>
                <text:p>for (c &lt;- "Hello"; i &lt;- 0 to 1) yield (c + i).toChar</text:p>
              </text:list-item>
              <text:list-item>
                <text:p>// Yields "HIeflmlmop"</text:p>
              </text:list-item>
              <text:list-item>
                <text:p>for (i &lt;- 0 to 1; c &lt;- "Hello") yield (c + i).toChar</text:p>
              </text:list-item>
              <text:list-item>
                <text:p>// Yields Vector('H', 'e', 'l', 'l', 'o', 'I', 'f', 'm', 'm', 'p'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f abs(x: Double) = if (x &gt;= 0) x else -x</text:p>
              </text:list-item>
              <text:list-item>
                <text:p text:style-name="P3">def fac(n : Int) = { var r = 1; for (i &lt;- 1 to n) r = r * i; r}</text:p>
              </text:list-item>
              <text:list-item>
                <text:p text:style-name="P3">With a recursive function, you must specify the return type. For example, def fac(n: Int): Int = if (n &lt;= 0) 1 else n * fac(n – 1)</text:p>
              </text:list-item>
              <text:list-item>
                <text:p text:style-name="P3">Variable no.of arguments -&gt; def sum(args: Int*) = {</text:p>
              </text:list-item>
              <text:list-item>
                <text:p text:style-name="P3">var result = 0;for (arg &lt;- args) result += arg</text:p>
              </text:list-item>
              <text:list-item>
                <text:p text:style-name="P3">Result}</text:p>
              </text:list-item>
              <text:list-item>
                <text:p text:style-name="P3">for (i &lt;- 1 to 10) yield i % 3</text:p>
              </text:list-item>
              <text:list-item>
                <text:p text:style-name="P3">// Yields Vector(1, 2, 0, 1, 2, 0, 1, 2, 0, 1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(i &lt;- 1 to 3; j &lt;- 1 to 3) print((10 * i + j) + " ")</text:p>
              </text:list-item>
              <text:list-item>
                <text:p>// Prints 11 12 13 21 22 23 31 32 33</text:p>
              </text:list-item>
              <text:list-item>
                <text:p>for (i &lt;- 1 to 3; j &lt;- 1 to 3 if i != j) print((10 * i + j) + " ")</text:p>
              </text:list-item>
              <text:list-item>
                <text:p>// Prints 12 13 21 23 31 32</text:p>
              </text:list-item>
              <text:list-item>
                <text:p>for (i &lt;- 1 to 3; from = 4 - i; j &lt;- from to 3) print((10 * i + j) + " ")</text:p>
              </text:list-item>
              <text:list-item>
                <text:p>// Prints 13 22 23 31 32 33</text:p>
              </text:list-item>
              <text:list-item>
                <text:p>for (i &lt;- 1 to 10) yield i % 3</text:p>
              </text:list-item>
              <text:list-item>
                <text:p>// Yields Vector(1, 2, 0, 1, 2, 0, 1, 2, 0, 1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1:52:06.025402918</meta:creation-date>
    <meta:editing-duration>PT17H2M5S</meta:editing-duration>
    <meta:editing-cycles>34</meta:editing-cycles>
    <meta:generator>LibreOffice/6.0.7.3$Linux_X86_64 LibreOffice_project/00m0$Build-3</meta:generator>
    <dc:title>Blueprint Plans</dc:title>
    <dc:date>2018-12-20T09:03:31.127433743</dc:date>
    <meta:document-statistic meta:object-count="72"/>
  </office:meta>
</office:document-meta>
</file>